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C500000181A3E37C98.png" manifest:media-type="image/png"/>
  <manifest:file-entry manifest:full-path="Pictures/10000000000000F70000003A0DB8CA78.png" manifest:media-type="image/png"/>
  <manifest:file-entry manifest:full-path="Pictures/10000000000001360000005A28C0C0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fficina Serif OS ITC TT" svg:font-family="'Officina Serif OS ITC TT'" style:font-family-generic="roman"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9999ff"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fill="solid" draw:fill-color="#993366" draw:textarea-horizontal-align="justify" draw:textarea-vertical-align="middle" draw:auto-grow-height="false"/>
    </style:style>
    <style:style style:name="gr4" style:family="graphic" style:parent-style-name="standard">
      <style:graphic-properties draw:fill="solid" draw:fill-color="#ff420e"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0066cc" draw:textarea-horizontal-align="justify" draw:textarea-vertical-align="middle" draw:auto-grow-height="false"/>
    </style:style>
    <style:style style:name="gr7" style:family="graphic" style:parent-style-name="standard">
      <style:graphic-properties draw:fill="solid" draw:fill-color="#ff33ff" draw:textarea-horizontal-align="justify" draw:textarea-vertical-align="middle" draw:auto-grow-height="false" fo:min-height="0cm" fo:min-width="0cm"/>
    </style:style>
    <style:style style:name="gr8"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to_20_sem_20_preenchimento_20_nem_20_linha">
      <style:graphic-properties draw:stroke="none" draw:fill="none" draw:textarea-vertical-align="middle" draw:color-mode="standard" draw:luminance="0%" draw:contrast="0%" draw:gamma="100%" draw:red="0%" draw:green="0%" draw:blue="0%" fo:clip="rect(0.199cm, 21.759cm, 8.67cm, 0cm)" draw:image-opacity="100%" style:mirror="none"/>
    </style:style>
    <style:style style:name="gr10" style:family="graphic" style:parent-style-name="standard">
      <style:graphic-properties svg:stroke-color="#111111" draw:fill="solid" draw:fill-color="#000000" draw:textarea-horizontal-align="justify" draw:textarea-vertical-align="middle" draw:auto-grow-height="false"/>
    </style:style>
    <style:style style:name="gr11" style:family="graphic" style:parent-style-name="standard">
      <style:graphic-properties draw:stroke="none" draw:fill="none" fo:min-height="1.015cm"/>
    </style:style>
    <style:style style:name="gr12" style:family="graphic" style:parent-style-name="standard">
      <style:graphic-properties draw:stroke="none" draw:fill="none" fo:min-height="1.016cm"/>
    </style:style>
    <style:style style:name="gr13" style:family="graphic" style:parent-style-name="standard">
      <style:graphic-properties draw:fill="solid" draw:fill-color="#ccff66" draw:textarea-horizontal-align="justify" draw:textarea-vertical-align="middle" draw:auto-grow-height="false"/>
    </style:style>
    <style:style style:name="gr14" style:family="graphic" style:parent-style-name="objectwithoutfill">
      <style:graphic-properties draw:marker-end="Arrow" draw:marker-end-width="0.1cm" draw:fill="none" draw:textarea-vertical-align="middle"/>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standard">
      <style:graphic-properties draw:fill="solid" draw:fill-color="#000099" draw:auto-grow-height="false" fo:wrap-option="wrap"/>
    </style:style>
    <style:style style:name="gr18" style:family="graphic" style:parent-style-name="standard">
      <style:graphic-properties draw:fill="solid" draw:fill-color="#f9e7c6" draw:textarea-horizontal-align="justify" draw:textarea-vertical-align="middle" draw:auto-grow-height="false" fo:min-height="0cm" fo:min-width="0cm" fo:wrap-option="no-wrap"/>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fill="none"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style:font-name="NanumGothic" fo:font-weight="bold" style:font-weight-asian="bold" style:font-weight-complex="bold"/>
    </style:style>
    <style:style style:name="P3" style:family="paragraph">
      <style:paragraph-properties fo:text-align="center"/>
      <style:text-properties style:font-name="NanumGothic" fo:font-size="10pt" fo:font-weight="bold" style:font-size-asian="10pt" style:font-weight-asian="bold" style:font-size-complex="10pt" style:font-weight-complex="bold"/>
    </style:style>
    <style:style style:name="P4" style:family="paragraph">
      <style:paragraph-properties fo:text-align="center"/>
      <style:text-properties style:font-name="NanumGothic" fo:font-size="12pt" fo:font-weight="bold" style:font-size-asian="12pt" style:font-weight-asian="bold" style:font-size-complex="12pt" style:font-weight-complex="bold"/>
    </style:style>
    <style:style style:name="P5" style:family="paragraph">
      <style:paragraph-properties fo:text-align="center"/>
      <style:text-properties style:font-name="NanumGothic"/>
    </style:style>
    <style:style style:name="P6" style:family="paragraph">
      <style:paragraph-properties fo:text-align="center"/>
      <style:text-properties style:font-name="NanumGothic" fo:font-size="14pt" style:font-size-asian="14pt" style:font-size-complex="14pt"/>
    </style:style>
    <style:style style:name="P7" style:family="paragraph">
      <style:paragraph-properties fo:text-align="center"/>
      <style:text-properties style:font-name="NanumGothic" fo:font-size="12pt" style:font-size-asian="12pt" style:font-size-complex="12pt"/>
    </style:style>
    <style:style style:name="P8" style:family="paragraph">
      <style:paragraph-properties fo:text-align="center"/>
      <style:text-properties style:font-name="NanumGothic" fo:font-size="13pt" style:font-size-asian="13pt" style:font-size-complex="13pt"/>
    </style:style>
    <style:style style:name="P9" style:family="paragraph">
      <style:paragraph-properties fo:text-align="center"/>
      <style:text-properties style:use-window-font-color="true" style:font-name="NanumGothic" fo:font-size="14pt" style:font-size-asian="14pt" style:font-size-complex="14pt"/>
    </style:style>
    <style:style style:name="P10" style:family="paragraph">
      <style:paragraph-properties fo:text-align="center"/>
      <style:text-properties style:font-name="NanumGothic" fo:font-size="14pt" fo:font-weight="bold" style:font-size-asian="14pt" style:font-weight-asian="bold" style:font-size-complex="14pt" style:font-weight-complex="bold"/>
    </style:style>
    <style:style style:name="P11" style:family="paragraph">
      <style:paragraph-properties fo:text-align="start"/>
    </style:style>
    <style:style style:name="P12" style:family="paragraph">
      <style:paragraph-properties fo:text-align="start"/>
      <style:text-properties style:font-name="Officina Serif OS ITC TT" fo:font-size="14pt" style:font-size-asian="14pt" style:font-size-complex="14pt"/>
    </style:style>
    <style:style style:name="P13" style:family="paragraph">
      <style:paragraph-properties fo:margin-left="0cm" fo:margin-right="0cm" fo:margin-top="0.2cm" fo:margin-bottom="0.2cm" fo:line-height="100%" fo:text-align="center" fo:text-indent="0cm"/>
      <style:text-properties fo:font-variant="normal" fo:text-transform="none" style:use-window-font-color="true" style:text-outline="false" style:text-line-through-style="none" style:text-line-through-type="none" style:font-name="NanumGothic"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style:paragraph-properties fo:text-align="center"/>
      <style:text-properties fo:font-weight="bold" style:font-weight-asian="bold" style:font-weight-complex="bold"/>
    </style:style>
    <style:style style:name="T1" style:family="text">
      <style:text-properties style:font-name="NanumGothic" fo:font-size="10pt" fo:font-weight="bold" style:font-size-asian="10pt" style:font-weight-asian="bold" style:font-size-complex="10pt" style:font-weight-complex="bold"/>
    </style:style>
    <style:style style:name="T2" style:family="text">
      <style:text-properties style:font-name="NanumGothic" fo:font-size="12pt" fo:font-weight="bold" style:font-size-asian="12pt" style:font-weight-asian="bold" style:font-size-complex="12pt" style:font-weight-complex="bold"/>
    </style:style>
    <style:style style:name="T3" style:family="text">
      <style:text-properties style:font-name="NanumGothic" fo:font-size="14pt" style:font-size-asian="14pt" style:font-size-complex="14pt"/>
    </style:style>
    <style:style style:name="T4" style:family="text">
      <style:text-properties style:font-name="NanumGothic" fo:font-size="12pt" style:font-size-asian="12pt" style:font-size-complex="12pt"/>
    </style:style>
    <style:style style:name="T5" style:family="text">
      <style:text-properties style:font-name="NanumGothic" fo:font-size="13pt" style:font-size-asian="13pt" style:font-size-complex="13pt"/>
    </style:style>
    <style:style style:name="T6" style:family="text">
      <style:text-properties style:use-window-font-color="true" style:font-name="NanumGothic" fo:font-size="14pt" style:font-size-asian="14pt" style:font-size-complex="14pt"/>
    </style:style>
    <style:style style:name="T7" style:family="text">
      <style:text-properties style:font-name="NanumGothic" fo:font-size="14pt" fo:font-weight="bold" style:font-size-asian="14pt" style:font-weight-asian="bold" style:font-size-complex="14pt" style:font-weight-complex="bold"/>
    </style:style>
    <style:style style:name="T8" style:family="text">
      <style:text-properties style:font-name="NanumGothic" fo:font-weight="bold" style:font-weight-asian="bold" style:font-weight-complex="bold"/>
    </style:style>
    <style:style style:name="T9" style:family="text">
      <style:text-properties style:font-name="Officina Serif OS ITC TT"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21.941cm" svg:height="9.197cm" svg:x="0.794cm" svg:y="3.596cm">
          <text:p/>
          <draw:enhanced-geometry svg:viewBox="0 0 21600 21600" draw:type="rectangle" draw:enhanced-path="M 0 0 L 21600 0 21600 21600 0 21600 0 0 Z N"/>
        </draw:custom-shape>
        <draw:line draw:style-name="gr2" draw:text-style-name="P1" draw:layer="layout" svg:x1="3.291cm" svg:y1="15.251cm" svg:x2="3.291cm" svg:y2="10.165cm">
          <text:p/>
        </draw:line>
        <draw:custom-shape draw:style-name="gr3" draw:text-style-name="P3" draw:layer="layout" svg:width="2.628cm" svg:height="1.313cm" svg:x="1.977cm" svg:y="8.852cm">
          <text:p text:style-name="P2"><text:span text:style-name="T1">Local </text:span></text:p>
          <text:p text:style-name="P2"><text:span text:style-name="T1">Processing</text:span></text:p>
          <draw:enhanced-geometry svg:viewBox="0 0 21600 21600" draw:type="rectangle" draw:enhanced-path="M 0 0 L 21600 0 21600 21600 0 21600 0 0 Z N"/>
        </draw:custom-shape>
        <draw:line draw:style-name="gr2" draw:text-style-name="P1" draw:layer="layout" svg:x1="7.626cm" svg:y1="15.251cm" svg:x2="7.626cm" svg:y2="10.165cm">
          <text:p/>
        </draw:line>
        <draw:line draw:style-name="gr2" draw:text-style-name="P1" draw:layer="layout" svg:x1="11.831cm" svg:y1="15.29cm" svg:x2="11.831cm" svg:y2="10.204cm">
          <text:p/>
        </draw:line>
        <draw:line draw:style-name="gr2" draw:text-style-name="P1" draw:layer="layout" svg:x1="3.291cm" svg:y1="8.883cm" svg:x2="3.291cm" svg:y2="7.569cm">
          <text:p/>
        </draw:line>
        <draw:custom-shape draw:style-name="gr4" draw:text-style-name="P4" draw:layer="layout" svg:width="11.167cm" svg:height="1.183cm" svg:x="1.977cm" svg:y="6.355cm">
          <text:p text:style-name="P2"><text:span text:style-name="T2">Global Processing</text:span></text:p>
          <draw:enhanced-geometry svg:viewBox="0 0 21600 21600" draw:type="rectangle" draw:enhanced-path="M 0 0 L 21600 0 21600 21600 0 21600 0 0 Z N"/>
        </draw:custom-shape>
        <draw:custom-shape draw:style-name="gr5" draw:text-style-name="P6" xml:id="id2" draw:id="id2" draw:layer="layout" svg:width="3.547cm" svg:height="3.153cm" svg:x="26.02cm" svg:y="6.224cm">
          <text:p text:style-name="P5"><text:span text:style-name="T3">Open </text:span></text:p>
          <text:p text:style-name="P5"><text:span text:style-name="T3">Data </text:span></text:p>
          <text:p text:style-name="P5"><text:span text:style-name="T3">Consumers</text:span></text:p>
          <draw:enhanced-geometry svg:viewBox="0 0 21600 21600" draw:type="rectangle" draw:enhanced-path="M 0 0 L 21600 0 21600 21600 0 21600 0 0 Z N"/>
        </draw:custom-shape>
        <draw:line draw:style-name="gr2" draw:text-style-name="P1" draw:layer="layout" svg:x1="3.291cm" svg:y1="11.611cm" svg:x2="14.196cm" svg:y2="11.611cm">
          <text:p/>
        </draw:line>
        <draw:custom-shape draw:style-name="gr6" draw:text-style-name="P7" draw:layer="layout" svg:width="3.541cm" svg:height="2.631cm" svg:x="14.195cm" svg:y="9.671cm">
          <text:p text:style-name="P5"><text:span text:style-name="T4">Metadata </text:span></text:p>
          <text:p text:style-name="P5"><text:span text:style-name="T4">Reposito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3" draw:id="id3" draw:layer="layout" svg:width="3.153cm" svg:height="2.89cm" svg:x="20.633cm" svg:y="3.071cm">
          <text:p text:style-name="P5"><text:span text:style-name="T5">HTML </text:span></text:p>
          <draw:enhanced-geometry svg:viewBox="0 0 21600 21600" draw:type="rectangle" draw:enhanced-path="M 0 0 L 21600 0 21600 21600 0 21600 0 0 Z N"/>
        </draw:custom-shape>
        <draw:custom-shape draw:style-name="gr7" draw:text-style-name="P6" xml:id="id4" draw:id="id4" draw:layer="layout" svg:width="3.133cm" svg:height="2.89cm" svg:x="20.653cm" svg:y="6.618cm">
          <text:p text:style-name="P5"><text:span text:style-name="T3">RDF</text:span></text:p>
          <draw:enhanced-geometry svg:viewBox="0 0 21600 21600" draw:type="rectangle" draw:enhanced-path="M 0 0 L 21600 0 21600 21600 0 21600 0 0 Z N"/>
        </draw:custom-shape>
        <draw:custom-shape draw:style-name="gr7" draw:text-style-name="P6" xml:id="id1" draw:id="id1" draw:layer="layout" svg:width="3.113cm" svg:height="2.891cm" svg:x="20.673cm" svg:y="10.165cm">
          <text:p text:style-name="P5"><text:span text:style-name="T3">SPARQL </text:span></text:p>
          <text:p text:style-name="P5"><text:span text:style-name="T3">Endpoint</text:span></text:p>
          <draw:enhanced-geometry svg:viewBox="0 0 21600 21600" draw:type="rectangle" draw:enhanced-path="M 0 0 L 21600 0 21600 21600 0 21600 0 0 Z N"/>
        </draw:custom-shape>
        <draw:frame draw:style-name="gr8" draw:text-style-name="P1" draw:layer="layout" svg:width="4.861cm" svg:height="1.411cm" svg:x="0.4cm" svg:y="15.316cm">
          <draw:image xlink:href="Pictures/10000000000001360000005A28C0C0C2.png" xlink:type="simple" xlink:show="embed" xlink:actuate="onLoad">
            <text:p/>
          </draw:image>
        </draw:frame>
        <draw:frame draw:style-name="gr9" draw:text-style-name="P1" draw:layer="layout" svg:width="4.465cm" svg:height="1.563cm" svg:x="5.524cm" svg:y="15.27cm">
          <draw:image xlink:href="Pictures/10000000000003C500000181A3E37C98.png" xlink:type="simple" xlink:show="embed" xlink:actuate="onLoad">
            <text:p/>
          </draw:image>
        </draw:frame>
        <draw:frame draw:style-name="gr8" draw:text-style-name="P1" draw:layer="layout" svg:width="6.404cm" svg:height="1.503cm" svg:x="10.551cm" svg:y="15.23cm">
          <draw:image xlink:href="Pictures/10000000000000F70000003A0DB8CA78.png" xlink:type="simple" xlink:show="embed" xlink:actuate="onLoad">
            <text:p/>
          </draw:image>
        </draw:frame>
        <draw:custom-shape draw:style-name="gr10" draw:text-style-name="P9" draw:layer="layout" svg:width="11.693cm" svg:height="0.92cm" svg:x="2.108cm" svg:y="13.45cm">
          <text:p text:style-name="P5"><text:span text:style-name="T6">Metadata</text:span></text:p>
          <draw:enhanced-geometry svg:viewBox="0 0 21600 21600" draw:type="rectangle" draw:enhanced-path="M 0 0 L 21600 0 21600 21600 0 21600 0 0 Z N"/>
        </draw:custom-shape>
        <draw:frame draw:style-name="gr11" draw:text-style-name="P10" draw:layer="layout" svg:width="7.511cm" svg:height="1.265cm" svg:x="5.39cm" svg:y="16.935cm">
          <draw:text-box>
            <text:p text:style-name="P2"><text:span text:style-name="T7">Open Data Portals</text:span></text:p>
          </draw:text-box>
        </draw:frame>
        <draw:custom-shape draw:style-name="gr3" draw:text-style-name="P3" draw:layer="layout" svg:width="2.627cm" svg:height="1.313cm" svg:x="6.288cm" svg:y="8.852cm">
          <text:p text:style-name="P2"><text:span text:style-name="T1">Local </text:span></text:p>
          <text:p text:style-name="P2"><text:span text:style-name="T1">Processing</text:span></text:p>
          <draw:enhanced-geometry svg:viewBox="0 0 21600 21600" draw:type="rectangle" draw:enhanced-path="M 0 0 L 21600 0 21600 21600 0 21600 0 0 Z N"/>
        </draw:custom-shape>
        <draw:custom-shape draw:style-name="gr3" draw:text-style-name="P3" draw:layer="layout" svg:width="2.627cm" svg:height="1.313cm" svg:x="10.517cm" svg:y="8.852cm">
          <text:p text:style-name="P2"><text:span text:style-name="T1">Local </text:span></text:p>
          <text:p text:style-name="P2"><text:span text:style-name="T1">Processing</text:span></text:p>
          <draw:enhanced-geometry svg:viewBox="0 0 21600 21600" draw:type="rectangle" draw:enhanced-path="M 0 0 L 21600 0 21600 21600 0 21600 0 0 Z N"/>
        </draw:custom-shape>
        <draw:line draw:style-name="gr2" draw:text-style-name="P1" draw:layer="layout" svg:x1="7.626cm" svg:y1="8.885cm" svg:x2="7.626cm" svg:y2="7.571cm">
          <text:p/>
        </draw:line>
        <draw:line draw:style-name="gr2" draw:text-style-name="P1" draw:layer="layout" svg:x1="11.831cm" svg:y1="8.885cm" svg:x2="11.831cm" svg:y2="7.571cm">
          <text:p/>
        </draw:line>
        <draw:custom-shape draw:style-name="gr6" draw:text-style-name="P7" draw:layer="layout" svg:width="3.541cm" svg:height="2.63cm" svg:x="14.195cm" svg:y="7.514cm">
          <text:p text:style-name="P5"><text:span text:style-name="T4">Semantic </text:span></text:p>
          <text:p text:style-name="P5"><text:span text:style-name="T4">Group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3.541cm" svg:height="2.63cm" svg:x="14.195cm" svg:y="5.356cm">
          <text:p text:style-name="P5"><text:span text:style-name="T4">Semantic </text:span></text:p>
          <text:p text:style-name="P5"><text:span text:style-name="T4">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3.144cm" svg:y1="6.881cm" svg:x2="14.2cm" svg:y2="6.8cm">
          <text:p/>
        </draw:line>
        <draw:line draw:style-name="gr2" draw:text-style-name="P1" draw:layer="layout" svg:x1="13.144cm" svg:y1="6.881cm" svg:x2="14.2cm" svg:y2="9.1cm">
          <text:p/>
        </draw:line>
        <draw:frame draw:style-name="gr12" draw:text-style-name="P2" draw:layer="layout" svg:width="7.511cm" svg:height="1.266cm" svg:x="0.399cm" svg:y="3.772cm">
          <draw:text-box>
            <text:p text:style-name="P2"><text:span text:style-name="T8">STODaP Server</text:span></text:p>
          </draw:text-box>
        </draw:frame>
        <draw:custom-shape draw:style-name="gr13" draw:text-style-name="P4" draw:layer="layout" svg:width="8.671cm" svg:height="1.576cm" draw:transform="rotate (-1.5707963267949) translate (19.976cm 3.859cm)">
          <text:p text:style-name="P2"><text:span text:style-name="T2">STODaP Vocabulary</text:span></text:p>
          <draw:enhanced-geometry svg:viewBox="0 0 21600 21600" draw:type="rectangle" draw:enhanced-path="M 0 0 L 21600 0 21600 21600 0 21600 0 0 Z N"/>
        </draw:custom-shape>
        <draw:line draw:style-name="gr14" draw:text-style-name="P1" draw:layer="layout" svg:x1="17.743cm" svg:y1="6.567cm" svg:x2="18.4cm" svg:y2="6.567cm">
          <text:p/>
        </draw:line>
        <draw:line draw:style-name="gr14" draw:text-style-name="P1" draw:layer="layout" svg:x1="17.743cm" svg:y1="8.826cm" svg:x2="18.4cm" svg:y2="8.826cm">
          <text:p/>
        </draw:line>
        <draw:line draw:style-name="gr14" draw:text-style-name="P1" draw:layer="layout" svg:x1="17.743cm" svg:y1="11.216cm" svg:x2="18.4cm" svg:y2="11.216cm">
          <text:p/>
        </draw:line>
        <draw:line draw:style-name="gr14" draw:text-style-name="P1" draw:layer="layout" svg:x1="19.976cm" svg:y1="4.647cm" svg:x2="20.633cm" svg:y2="4.647cm">
          <text:p/>
        </draw:line>
        <draw:line draw:style-name="gr14" draw:text-style-name="P1" draw:layer="layout" svg:x1="19.976cm" svg:y1="8.195cm" svg:x2="20.633cm" svg:y2="8.195cm">
          <text:p/>
        </draw:line>
        <draw:line draw:style-name="gr14" draw:text-style-name="P1" draw:layer="layout" svg:x1="19.976cm" svg:y1="11.873cm" svg:x2="20.633cm" svg:y2="11.873cm">
          <text:p/>
        </draw:line>
        <draw:line draw:style-name="gr2" draw:text-style-name="P1" draw:layer="layout" svg:x1="7.626cm" svg:y1="2.939cm" svg:x2="7.626cm" svg:y2="6.389cm">
          <text:p/>
        </draw:line>
        <draw:connector draw:style-name="gr15" draw:text-style-name="P1" draw:layer="layout" draw:type="curve" svg:x1="23.786cm" svg:y1="11.61cm" svg:x2="26.02cm" svg:y2="7.8cm" draw:start-shape="id1" draw:start-glue-point="1" draw:end-shape="id2" svg:d="M23786 11610c1674 0 557-3810 2234-3810" svg:viewBox="0 0 2235 3811">
          <text:p/>
        </draw:connector>
        <draw:connector draw:style-name="gr15" draw:text-style-name="P1" draw:layer="layout" draw:type="curve" svg:x1="23.786cm" svg:y1="4.516cm" svg:x2="26.02cm" svg:y2="7.8cm" draw:start-shape="id3" draw:start-glue-point="1" draw:end-shape="id2" draw:end-glue-point="3" svg:d="M23786 4516c1674 0 557 3284 2234 3284" svg:viewBox="0 0 2235 3285">
          <text:p/>
        </draw:connector>
        <draw:connector draw:style-name="gr16" draw:text-style-name="P1" draw:layer="layout" draw:type="curve" svg:x1="23.786cm" svg:y1="8.063cm" svg:x2="26.02cm" svg:y2="7.8cm" draw:start-shape="id4" draw:start-glue-point="1" draw:end-shape="id2" draw:end-glue-point="3" svg:d="M23786 8063c1674 0 557-263 2234-263" svg:viewBox="0 0 2235 264">
          <text:p/>
        </draw:connector>
        <draw:custom-shape draw:style-name="gr17" draw:layer="layout" svg:width="1.2cm" svg:height="1cm" svg:x="17.4cm" svg:y="14.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1" draw:text-style-name="P12" draw:layer="layout" svg:width="3.2cm" svg:height="1.265cm" svg:x="18.5cm" svg:y="14.836cm">
          <draw:text-box>
            <text:p text:style-name="P11"><text:span text:style-name="T9">Tag Manager</text:span></text:p>
          </draw:text-box>
        </draw:frame>
        <draw:custom-shape draw:style-name="gr17" draw:layer="layout" svg:width="1.2cm" svg:height="1cm" svg:x="17.4cm" svg:y="16.1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1" draw:text-style-name="P12" draw:layer="layout" svg:width="3.7cm" svg:height="1.265cm" svg:x="18.5cm" svg:y="16.137cm">
          <draw:text-box>
            <text:p text:style-name="P11"><text:span text:style-name="T9">Semantic Tags</text:span></text:p>
          </draw:text-box>
        </draw:frame>
        <draw:custom-shape draw:style-name="gr18" draw:text-style-name="P1" draw:layer="layout" svg:width="8.6cm" svg:height="2.7cm" svg:x="3.7cm" svg:y="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6" draw:layer="layout" svg:width="7.511cm" svg:height="1.595cm" svg:x="4.191cm" svg:y="0.936cm">
          <draw:text-box>
            <text:p text:style-name="P13"><text:span text:style-name="T3">Knowledge Bases</text:span></text:p>
            <text:p text:style-name="P13"><text:span text:style-name="T3">LOD Cloud</text:span></text:p>
          </draw:text-box>
        </draw:frame>
        <draw:frame draw:style-name="gr19" draw:text-style-name="P4" draw:layer="layout" svg:width="4.325cm" svg:height="1.225cm" svg:x="13.8cm" svg:y="3.6cm">
          <draw:text-box>
            <text:p text:style-name="P14"><text:span text:style-name="T2">Semantic Metadata</text:span></text:p>
            <text:p text:style-name="P14"><text:span text:style-name="T2">Repository</text:span></text:p>
          </draw:text-box>
        </draw:frame>
        <draw:custom-shape draw:style-name="gr20" draw:text-style-name="P1" draw:layer="layout" svg:width="0.2cm" svg:height="3.5cm" draw:transform="rotate (-1.5707963267949) translate (17.704cm 4.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 draw:text-style-name="P4" draw:layer="layout" svg:width="2.399cm" svg:height="0.738cm" svg:x="20.901cm" svg:y="1.601cm">
          <draw:text-box>
            <text:p text:style-name="P14"><text:span text:style-name="T2">Interfaces</text:span></text:p>
          </draw:text-box>
        </draw:frame>
        <draw:custom-shape draw:style-name="gr20" draw:text-style-name="P1" draw:layer="layout" svg:width="0.2cm" svg:height="3.5cm" draw:transform="rotate (-1.5707963267949) translate (23.904cm 2.4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fficina Serif OS ITC TT" svg:font-family="'Officina Serif OS ITC TT'" style:font-family-generic="roman"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0cm" fo:page-height="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31T16:48:30.096071780</meta:creation-date>
    <dc:date>2016-05-31T18:50:18.706336511</dc:date>
    <meta:editing-duration>PT1H20M56S</meta:editing-duration>
    <meta:editing-cycles>8</meta:editing-cycles>
    <meta:generator>LibreOffice/4.2.8.2$Linux_X86_64 LibreOffice_project/420m0$Build-2</meta:generator>
    <meta:document-statistic meta:object-count="48"/>
  </office:meta>
</office:document-meta>
</file>